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3a336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1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1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2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8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1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39" draw:master-page-name="Master1-Layout1-cust-Title-Slide" presentation:presentation-page-layout-name="Master1-PPL1" draw:id="Slide-256">
        <draw:frame draw:id="id98" presentation:style-name="a442" draw:name="Title 3" svg:x="2.58052in" svg:y="0.48992in" svg:width="8.50948in" svg:height="1.02026in" presentation:class="title" presentation:placeholder="false">
          <draw:text-box>
            <text:p text:style-name="a441" text:class-names="" text:cond-style-name=""><text:span text:style-name="a440" text:class-names="">Project <text:s text:c="1"/>Timeline</text:span></text:p>
          </draw:text-box>
          <svg:title/>
          <svg:desc/>
        </draw:frame>
        <draw:frame draw:id="id99" presentation:style-name="a458" draw:name="Text Placeholder 14" svg:x="0.39869in" svg:y="1.98112in" svg:width="3.06244in" svg:height="0.85742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Review the Assessment Task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Create a Plan<text:s text:c="1"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Brainstorming Idea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  <draw:frame draw:id="id100" presentation:style-name="a462" draw:name="Text Placeholder 15" svg:x="0.39869in" svg:y="1.6745in" svg:width="2.77951in" svg:height="0.31442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Phase 1 - CA2 issued<text:s text:c="1"/></text:span></text:p>
              </text:list-item>
            </text:list>
          </draw:text-box>
          <svg:title/>
          <svg:desc/>
        </draw:frame>
        <draw:frame draw:id="id101" presentation:style-name="a475" draw:name="Text Placeholder 16" svg:x="2.7137in" svg:y="5.28354in" svg:width="3.2963in" svg:height="0.76054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Research on the subject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Searching for data set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tart exploring dataset in Jupyter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  <draw:frame draw:id="id102" presentation:style-name="a482" draw:name="Text Placeholder 17" svg:x="2.7137in" svg:y="4.94349in" svg:width="2.77951in" svg:height="0.31442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Phase 2 – Data Set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  <draw:frame draw:id="id103" presentation:style-name="a492" draw:name="Text Placeholder 18" svg:x="5.16667in" svg:y="2.00692in" svg:width="2.95716in" svg:height="1.0530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Data cleaning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Data visualization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Machine Learning<text:s text:c="1"/></text:span></text:p>
              </text:list-item>
            </text:list>
          </draw:text-box>
          <svg:title/>
          <svg:desc/>
        </draw:frame>
        <draw:frame draw:id="id104" presentation:style-name="a499" draw:name="Text Placeholder 19" svg:x="5.19109in" svg:y="1.6925in" svg:width="2.90229in" svg:height="0.31442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ase 3 – Jupyter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  <draw:frame draw:id="id105" presentation:style-name="a509" draw:name="Text Placeholder 20" svg:x="7.09in" svg:y="5.28354in" svg:width="4.08in" svg:height="0.76054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Finalizing Jupyter file, updating comments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Analyze the results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Begin writing the report<text:s text:c="1"/></text:span></text:p>
              </text:list-item>
            </text:list>
          </draw:text-box>
          <svg:title/>
          <svg:desc/>
        </draw:frame>
        <draw:frame draw:id="id106" presentation:style-name="a516" draw:name="Text Placeholder 21" svg:x="7.09in" svg:y="4.94349in" svg:width="3.84in" svg:height="0.31442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Phase 4 – Analysis of Results and Report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  <draw:frame draw:id="id107" presentation:style-name="a526" draw:name="Text Placeholder 22" svg:x="9.61in" svg:y="1.98952in" svg:width="3.51502in" svg:height="0.88306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Final Review of Jupyter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Final Review of Report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ubmit the CA2 by 17.12.2023</text:span></text:p>
              </text:list-item>
            </text:list>
          </draw:text-box>
          <svg:title/>
          <svg:desc/>
        </draw:frame>
        <draw:frame draw:id="id108" presentation:style-name="a533" draw:name="Text Placeholder 23" svg:x="9.61in" svg:y="1.68672in" svg:width="3.72333in" svg:height="0.44999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Phase 5 – Final review and Submission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  <draw:frame draw:id="id109" draw:style-name="a537" draw:name="Date Placeholder 3" svg:x="10.55341in" svg:y="6.9771in" svg:width="3in" svg:height="0.39931in">
          <draw:text-box>
            <text:p text:style-name="a536" text:class-names="" text:cond-style-name=""><text:span text:style-name="a534" text:class-names="">By Miroslava Slavikova</text:span><text:span text:style-name="a535" text:class-names=""/></text:p>
          </draw:text-box>
          <svg:title/>
          <svg:desc/>
        </draw:frame>
        <draw:custom-shape svg:x="2.7137in" svg:y="3.47451in" svg:width="2.95114in" svg:height="0.67in" draw:id="id110" draw:style-name="a540" draw:name="Flowchart: Data 2">
          <svg:title/>
          <svg:desc/>
          <text:p text:style-name="a539" text:class-names="" text:cond-style-name=""><text:span text:style-name="a538" text:class-names="">13 Nov – 26 Nov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0.27591in" svg:y="3.48732in" svg:width="2.90229in" svg:height="0.67in" draw:id="id111" draw:style-name="a543" draw:name="Flowchart: Data 2">
          <svg:title/>
          <svg:desc/>
          <text:p text:style-name="a542" text:class-names="" text:cond-style-name=""><text:span text:style-name="a541" text:class-names="">2 Nov – 12 Nov <text:s text:c="1"/>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5.16667in" svg:y="3.47115in" svg:width="2.95114in" svg:height="0.67in" draw:id="id112" draw:style-name="a547" draw:name="Flowchart: Data 2">
          <svg:title/>
          <svg:desc/>
          <text:p text:style-name="a546" text:class-names="" text:cond-style-name=""><text:span text:style-name="a544" text:class-names="">Nov 27 – Dec 3<text:s text:c="1"/></text:span><text:span text:style-name="a545" text:class-names=""><text:s text:c="1"/>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7.65331in" svg:y="3.47115in" svg:width="2.90229in" svg:height="0.67in" draw:id="id113" draw:style-name="a550" draw:name="Flowchart: Data 2">
          <svg:title/>
          <svg:desc/>
          <text:p text:style-name="a549" text:class-names="" text:cond-style-name=""><text:span text:style-name="a548" text:class-names="">Dec 4 – Dec 10<text:s text:c="1"/>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10.0911in" svg:y="3.47115in" svg:width="3.03391in" svg:height="0.67in" draw:id="id114" draw:style-name="a554" draw:name="Flowchart: Data 2">
          <svg:title/>
          <svg:desc/>
          <text:p text:style-name="a553" text:class-names="" text:cond-style-name=""><text:span text:style-name="a551" text:class-names="">Dec 11 – Dec 17<text:s text:c="1"/></text:span><text:span text:style-name="a552" text:class-names=""/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frame draw:id="id115" draw:style-name="a566" draw:name="Date Placeholder 3" svg:x="0in" svg:y="6.98681in" svg:width="3.2963in" svg:height="0.39931in">
          <draw:text-box>
            <text:p text:style-name="a560" text:class-names="" text:cond-style-name=""><text:span text:style-name="a555" text:class-names="">CCT Dublin -<text:s text:c="1"/></text:span><text:span text:style-name="a556" text:class-names="">CA2<text:s text:c="1"/></text:span><text:span text:style-name="a557" text:class-names="">Strategic<text:s text:c="1"/></text:span><text:span text:style-name="a558" text:class-names="">Thinking</text:span><text:span text:style-name="a559" text:class-names=""/></text:p>
            <text:p text:style-name="a565" text:class-names="" text:cond-style-name=""><text:span text:style-name="a561" text:class-names="">17 December<text:s text:c="1"/></text:span><text:span text:style-name="a562" text:class-names=""><text:s text:c="1"/></text:span><text:span text:style-name="a563" text:class-names="">2023</text:span><text:span text:style-name="a5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58052in" svg:y="0.44693in" svg:width="8.17229in" svg:height="0.6587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0.44756in" svg:y="2.20258in" svg:width="2.77951in" svg:height="0.45435in"/>
      <presentation:placeholder presentation:object="outline" svg:x="2.7137in" svg:y="5.28354in" svg:width="2.77951in" svg:height="0.45435in"/>
      <presentation:placeholder presentation:object="outline" svg:x="2.7137in" svg:y="4.94349in" svg:width="2.77951in" svg:height="0.31442in"/>
      <presentation:placeholder presentation:object="outline" svg:x="5.34432in" svg:y="2.20258in" svg:width="2.77951in" svg:height="0.45435in"/>
      <presentation:placeholder presentation:object="outline" svg:x="5.34432in" svg:y="1.86252in" svg:width="2.77951in" svg:height="0.31442in"/>
      <presentation:placeholder presentation:object="outline" svg:x="7.72494in" svg:y="5.28354in" svg:width="2.77951in" svg:height="0.45435in"/>
      <presentation:placeholder presentation:object="outline" svg:x="7.72494in" svg:y="4.94349in" svg:width="2.77951in" svg:height="0.31442in"/>
      <presentation:placeholder presentation:object="outline" svg:x="10.34551in" svg:y="2.20258in" svg:width="2.77951in" svg:height="0.45435in"/>
      <presentation:placeholder presentation:object="outline" svg:x="10.34551in" svg:y="1.86252in" svg:width="2.77951in" svg:height="0.31442in"/>
      <presentation:placeholder presentation:object="outline" svg:x="0.44756in" svg:y="1.86252in" svg:width="2.77951in" svg:height="0.31442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-Design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4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cust-Title-Slide" style:page-layout-name="pageLayout1" draw:style-name="a30">
      <draw:custom-shape svg:x="0in" svg:y="1.63128in" svg:width="13.33333in" svg:height="4.61947in" draw:id="id5" draw:style-name="a33" draw:name="Rectangle: Rounded Corners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0 - ?f2"/>
          <draw:equation draw:name="f15" draw:formula="?f11 + ?f11"/>
          <draw:equation draw:name="f16" draw:formula="abs(?f11)"/>
          <draw:equation draw:name="f17" draw:formula="?f12 * ?f13"/>
          <draw:equation draw:name="f18" draw:formula="?f11 - ?f15"/>
          <draw:equation draw:name="f19" draw:formula="if(?f11, ?f14, ?f2)"/>
          <draw:equation draw:name="f20" draw:formula="if(?f11, ?f2, ?f14)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0 - ?f17"/>
          <draw:equation draw:name="f26" draw:formula="abs(?f18)"/>
          <draw:equation draw:name="f27" draw:formula="if(?f18, ?f14, ?f2)"/>
          <draw:equation draw:name="f28" draw:formula="if(?f18, ?f2, ?f14)"/>
          <draw:equation draw:name="f29" draw:formula="if(?f18, ?f0, ?f2)"/>
          <draw:equation draw:name="f30" draw:formula="if(?f18, ?f2, ?f0)"/>
          <draw:equation draw:name="f31" draw:formula="if(?f18, 0, ?f1)"/>
          <draw:equation draw:name="f32" draw:formula="if(?f18, ?f1, 0)"/>
          <draw:equation draw:name="f33" draw:formula="min(?f22, ?f21)"/>
          <draw:equation draw:name="f34" draw:formula="?f23 / ?f9"/>
          <draw:equation draw:name="f35" draw:formula="?f24 / ?f9"/>
          <draw:equation draw:name="f36" draw:formula="?f25 * ?f1"/>
          <draw:equation draw:name="f37" draw:formula="if(?f18, ?f30, ?f29)"/>
          <draw:equation draw:name="f38" draw:formula="if(?f18, ?f29, ?f30)"/>
          <draw:equation draw:name="f39" draw:formula="if(?f11, ?f28, ?f27)"/>
          <draw:equation draw:name="f40" draw:formula="?f36 / ?f10"/>
          <draw:equation draw:name="f41" draw:formula="if(?f11, ?f38, ?f37)"/>
          <draw:equation draw:name="f42" draw:formula="?f26 * ?f33"/>
          <draw:equation draw:name="f43" draw:formula="?f16 * ?f33"/>
          <draw:equation draw:name="f44" draw:formula="?f35 - ?f11"/>
          <draw:equation draw:name="f45" draw:formula="?f34 - ?f11"/>
          <draw:equation draw:name="f46" draw:formula="?f40 - ?f2"/>
          <draw:equation draw:name="f47" draw:formula="?f35 - ?f44"/>
          <draw:equation draw:name="f48" draw:formula="?f34 - ?f45"/>
          <draw:equation draw:name="f49" draw:formula="?f44 - ?f35"/>
          <draw:equation draw:name="f50" draw:formula="?f45 - ?f34"/>
          <draw:equation draw:name="f51" draw:formula="abs(?f47)"/>
          <draw:equation draw:name="f52" draw:formula="if(?f47, 0, ?f1)"/>
          <draw:equation draw:name="f53" draw:formula="if(?f47, ?f1, 0)"/>
          <draw:equation draw:name="f54" draw:formula="if(?f47, ?f19, ?f20)"/>
          <draw:equation draw:name="f55" draw:formula="abs(?f48)"/>
          <draw:equation draw:name="f56" draw:formula="abs(?f49)"/>
          <draw:equation draw:name="f57" draw:formula="if(?f48, ?f14, ?f2)"/>
          <draw:equation draw:name="f58" draw:formula="if(?f48, ?f2, ?f14)"/>
          <draw:equation draw:name="f59" draw:formula="if(?f48, ?f0, ?f2)"/>
          <draw:equation draw:name="f60" draw:formula="if(?f48, ?f2, ?f0)"/>
          <draw:equation draw:name="f61" draw:formula="abs(?f50)"/>
          <draw:equation draw:name="f62" draw:formula="if(?f50, ?f14, ?f2)"/>
          <draw:equation draw:name="f63" draw:formula="if(?f50, ?f2, ?f14)"/>
          <draw:equation draw:name="f64" draw:formula="if(?f50, ?f32, ?f31)"/>
          <draw:equation draw:name="f65" draw:formula="if(?f50, ?f31, ?f32)"/>
          <draw:equation draw:name="f66" draw:formula="if(?f11, ?f53, ?f52)"/>
          <draw:equation draw:name="f67" draw:formula="if(?f11, ?f52, ?f53)"/>
          <draw:equation draw:name="f68" draw:formula="if(?f48, ?f60, ?f59)"/>
          <draw:equation draw:name="f69" draw:formula="if(?f48, ?f59, ?f60)"/>
          <draw:equation draw:name="f70" draw:formula="if(?f49, ?f58, ?f57)"/>
          <draw:equation draw:name="f71" draw:formula="if(?f18, ?f64, ?f65)"/>
          <draw:equation draw:name="f72" draw:formula="if(?f18, ?f62, ?f63)"/>
          <draw:equation draw:name="f73" draw:formula="?f51 * ?f33"/>
          <draw:equation draw:name="f74" draw:formula="?f55 * ?f33"/>
          <draw:equation draw:name="f75" draw:formula="?f56 * ?f33"/>
          <draw:equation draw:name="f76" draw:formula="?f61 * ?f33"/>
          <draw:equation draw:name="f77" draw:formula="if(?f47, ?f66, ?f67)"/>
          <draw:equation draw:name="f78" draw:formula="if(?f49, ?f69, ?f68)"/>
          <draw:equation draw:name="f79" draw:formula="?f46 + ?f2"/>
          <draw:equation draw:name="f80" draw:formula="?f79 * ?f10 / ?f1"/>
          <draw:equation draw:name="f81" draw:formula="0 - ?f80"/>
          <draw:equation draw:name="f82" draw:formula="sin(?f81)"/>
          <draw:equation draw:name="f83" draw:formula="0 - ?f82"/>
          <draw:equation draw:name="f84" draw:formula="?f83"/>
          <draw:equation draw:name="f85" draw:formula="0 - ?f84"/>
          <draw:equation draw:name="f86" draw:formula="?f11 * ?f85"/>
          <draw:equation draw:name="f87" draw:formula="?f86 * 3163"/>
          <draw:equation draw:name="f88" draw:formula="?f87 / 7636"/>
          <draw:equation draw:name="f89" draw:formula="?f11 + ?f88"/>
          <draw:equation draw:name="f90" draw:formula="?f34 - ?f88"/>
          <draw:equation draw:name="f91" draw:formula="?f35 - ?f88"/>
          <draw:equation draw:name="f92" draw:formula="21550000 - ?f39"/>
          <draw:equation draw:name="f93" draw:formula="if(?f92, ?f39, 21550000)"/>
          <draw:equation draw:name="f94" draw:formula="-21550000 - ?f93"/>
          <draw:equation draw:name="f95" draw:formula="if(?f94, -21550000, ?f93)"/>
          <draw:equation draw:name="f96" draw:formula="?f41 + ?f95"/>
          <draw:equation draw:name="f97" draw:formula="?f41 + ?f2"/>
          <draw:equation draw:name="f98" draw:formula="?f97 * ?f10 / ?f1"/>
          <draw:equation draw:name="f99" draw:formula="0 - ?f98"/>
          <draw:equation draw:name="f100" draw:formula="cos(?f99)"/>
          <draw:equation draw:name="f101" draw:formula="0 - ?f100"/>
          <draw:equation draw:name="f102" draw:formula="?f101 * ?f42"/>
          <draw:equation draw:name="f103" draw:formula="sin(?f99)"/>
          <draw:equation draw:name="f104" draw:formula="0 - ?f103"/>
          <draw:equation draw:name="f105" draw:formula="?f104 * ?f43"/>
          <draw:equation draw:name="f106" draw:formula="sqrt(?f102 * ?f102 + ?f105 * ?f105 + 0 * 0)"/>
          <draw:equation draw:name="f107" draw:formula="?f42 * ?f43 / ?f106"/>
          <draw:equation draw:name="f108" draw:formula="?f104 * ?f107"/>
          <draw:equation draw:name="f109" draw:formula="?f15 - ?f108"/>
          <draw:equation draw:name="f110" draw:formula="?f101 * ?f107"/>
          <draw:equation draw:name="f111" draw:formula="?f11 - ?f110"/>
          <draw:equation draw:name="f112" draw:formula="?f109 - ?f42"/>
          <draw:equation draw:name="f113" draw:formula="?f111 - ?f43"/>
          <draw:equation draw:name="f114" draw:formula="?f109 + ?f42"/>
          <draw:equation draw:name="f115" draw:formula="?f111 + ?f43"/>
          <draw:equation draw:name="f116" draw:formula="?f96 + ?f2"/>
          <draw:equation draw:name="f117" draw:formula="?f116 * ?f10 / ?f1"/>
          <draw:equation draw:name="f118" draw:formula="0 - ?f117"/>
          <draw:equation draw:name="f119" draw:formula="cos(?f118)"/>
          <draw:equation draw:name="f120" draw:formula="0 - ?f119"/>
          <draw:equation draw:name="f121" draw:formula="?f120 * ?f42"/>
          <draw:equation draw:name="f122" draw:formula="sin(?f118)"/>
          <draw:equation draw:name="f123" draw:formula="0 - ?f122"/>
          <draw:equation draw:name="f124" draw:formula="?f123 * ?f43"/>
          <draw:equation draw:name="f125" draw:formula="sqrt(?f121 * ?f121 + ?f124 * ?f124 + 0 * 0)"/>
          <draw:equation draw:name="f126" draw:formula="?f42 * ?f43 / ?f125"/>
          <draw:equation draw:name="f127" draw:formula="?f123 * ?f126"/>
          <draw:equation draw:name="f128" draw:formula="?f109 + ?f127"/>
          <draw:equation draw:name="f129" draw:formula="?f120 * ?f126"/>
          <draw:equation draw:name="f130" draw:formula="?f111 + ?f129"/>
          <draw:equation draw:name="f131" draw:formula="if(?f95, ?f15, ?f112)"/>
          <draw:equation draw:name="f132" draw:formula="if(?f95, ?f11, ?f113)"/>
          <draw:equation draw:name="f133" draw:formula="if(?f95, ?f15, ?f114)"/>
          <draw:equation draw:name="f134" draw:formula="if(?f95, ?f11, ?f115)"/>
          <draw:equation draw:name="f135" draw:formula="if(?f95, ?f112, ?f128)"/>
          <draw:equation draw:name="f136" draw:formula="if(?f95, ?f113, ?f130)"/>
          <draw:equation draw:name="f137" draw:formula="if(?f95, ?f114, ?f128)"/>
          <draw:equation draw:name="f138" draw:formula="if(?f95, ?f115, ?f130)"/>
          <draw:equation draw:name="f139" draw:formula="21550000 - ?f54"/>
          <draw:equation draw:name="f140" draw:formula="if(?f139, ?f54, 21550000)"/>
          <draw:equation draw:name="f141" draw:formula="-21550000 - ?f140"/>
          <draw:equation draw:name="f142" draw:formula="if(?f141, -21550000, ?f140)"/>
          <draw:equation draw:name="f143" draw:formula="?f77 + ?f142"/>
          <draw:equation draw:name="f144" draw:formula="?f77 + ?f2"/>
          <draw:equation draw:name="f145" draw:formula="?f144 * ?f10 / ?f1"/>
          <draw:equation draw:name="f146" draw:formula="0 - ?f145"/>
          <draw:equation draw:name="f147" draw:formula="cos(?f146)"/>
          <draw:equation draw:name="f148" draw:formula="0 - ?f147"/>
          <draw:equation draw:name="f149" draw:formula="?f148 * ?f43"/>
          <draw:equation draw:name="f150" draw:formula="sin(?f146)"/>
          <draw:equation draw:name="f151" draw:formula="0 - ?f150"/>
          <draw:equation draw:name="f152" draw:formula="?f151 * ?f73"/>
          <draw:equation draw:name="f153" draw:formula="sqrt(?f149 * ?f149 + ?f152 * ?f152 + 0 * 0)"/>
          <draw:equation draw:name="f154" draw:formula="?f43 * ?f73 / ?f153"/>
          <draw:equation draw:name="f155" draw:formula="?f151 * ?f154"/>
          <draw:equation draw:name="f156" draw:formula="?f11 - ?f155"/>
          <draw:equation draw:name="f157" draw:formula="?f148 * ?f154"/>
          <draw:equation draw:name="f158" draw:formula="?f44 - ?f157"/>
          <draw:equation draw:name="f159" draw:formula="?f156 - ?f43"/>
          <draw:equation draw:name="f160" draw:formula="?f158 - ?f73"/>
          <draw:equation draw:name="f161" draw:formula="?f156 + ?f43"/>
          <draw:equation draw:name="f162" draw:formula="?f158 + ?f73"/>
          <draw:equation draw:name="f163" draw:formula="?f143 + ?f2"/>
          <draw:equation draw:name="f164" draw:formula="?f163 * ?f10 / ?f1"/>
          <draw:equation draw:name="f165" draw:formula="0 - ?f164"/>
          <draw:equation draw:name="f166" draw:formula="cos(?f165)"/>
          <draw:equation draw:name="f167" draw:formula="0 - ?f166"/>
          <draw:equation draw:name="f168" draw:formula="?f167 * ?f43"/>
          <draw:equation draw:name="f169" draw:formula="sin(?f165)"/>
          <draw:equation draw:name="f170" draw:formula="0 - ?f169"/>
          <draw:equation draw:name="f171" draw:formula="?f170 * ?f73"/>
          <draw:equation draw:name="f172" draw:formula="sqrt(?f168 * ?f168 + ?f171 * ?f171 + 0 * 0)"/>
          <draw:equation draw:name="f173" draw:formula="?f43 * ?f73 / ?f172"/>
          <draw:equation draw:name="f174" draw:formula="?f170 * ?f173"/>
          <draw:equation draw:name="f175" draw:formula="?f156 + ?f174"/>
          <draw:equation draw:name="f176" draw:formula="?f167 * ?f173"/>
          <draw:equation draw:name="f177" draw:formula="?f158 + ?f176"/>
          <draw:equation draw:name="f178" draw:formula="if(?f142, ?f11, ?f159)"/>
          <draw:equation draw:name="f179" draw:formula="if(?f142, ?f44, ?f160)"/>
          <draw:equation draw:name="f180" draw:formula="if(?f142, ?f11, ?f161)"/>
          <draw:equation draw:name="f181" draw:formula="if(?f142, ?f44, ?f162)"/>
          <draw:equation draw:name="f182" draw:formula="if(?f142, ?f159, ?f175)"/>
          <draw:equation draw:name="f183" draw:formula="if(?f142, ?f160, ?f177)"/>
          <draw:equation draw:name="f184" draw:formula="if(?f142, ?f161, ?f175)"/>
          <draw:equation draw:name="f185" draw:formula="if(?f142, ?f162, ?f177)"/>
          <draw:equation draw:name="f186" draw:formula="21550000 - ?f70"/>
          <draw:equation draw:name="f187" draw:formula="if(?f186, ?f70, 21550000)"/>
          <draw:equation draw:name="f188" draw:formula="-21550000 - ?f187"/>
          <draw:equation draw:name="f189" draw:formula="if(?f188, -21550000, ?f187)"/>
          <draw:equation draw:name="f190" draw:formula="?f78 + ?f189"/>
          <draw:equation draw:name="f191" draw:formula="?f78 + ?f2"/>
          <draw:equation draw:name="f192" draw:formula="?f191 * ?f10 / ?f1"/>
          <draw:equation draw:name="f193" draw:formula="0 - ?f192"/>
          <draw:equation draw:name="f194" draw:formula="cos(?f193)"/>
          <draw:equation draw:name="f195" draw:formula="0 - ?f194"/>
          <draw:equation draw:name="f196" draw:formula="?f195 * ?f74"/>
          <draw:equation draw:name="f197" draw:formula="sin(?f193)"/>
          <draw:equation draw:name="f198" draw:formula="0 - ?f197"/>
          <draw:equation draw:name="f199" draw:formula="?f198 * ?f75"/>
          <draw:equation draw:name="f200" draw:formula="sqrt(?f196 * ?f196 + ?f199 * ?f199 + 0 * 0)"/>
          <draw:equation draw:name="f201" draw:formula="?f74 * ?f75 / ?f200"/>
          <draw:equation draw:name="f202" draw:formula="?f198 * ?f201"/>
          <draw:equation draw:name="f203" draw:formula="?f45 - ?f202"/>
          <draw:equation draw:name="f204" draw:formula="?f195 * ?f201"/>
          <draw:equation draw:name="f205" draw:formula="?f35 - ?f204"/>
          <draw:equation draw:name="f206" draw:formula="?f203 - ?f74"/>
          <draw:equation draw:name="f207" draw:formula="?f205 - ?f75"/>
          <draw:equation draw:name="f208" draw:formula="?f203 + ?f74"/>
          <draw:equation draw:name="f209" draw:formula="?f205 + ?f75"/>
          <draw:equation draw:name="f210" draw:formula="?f190 + ?f2"/>
          <draw:equation draw:name="f211" draw:formula="?f210 * ?f10 / ?f1"/>
          <draw:equation draw:name="f212" draw:formula="0 - ?f211"/>
          <draw:equation draw:name="f213" draw:formula="cos(?f212)"/>
          <draw:equation draw:name="f214" draw:formula="0 - ?f213"/>
          <draw:equation draw:name="f215" draw:formula="?f214 * ?f74"/>
          <draw:equation draw:name="f216" draw:formula="sin(?f212)"/>
          <draw:equation draw:name="f217" draw:formula="0 - ?f216"/>
          <draw:equation draw:name="f218" draw:formula="?f217 * ?f75"/>
          <draw:equation draw:name="f219" draw:formula="sqrt(?f215 * ?f215 + ?f218 * ?f218 + 0 * 0)"/>
          <draw:equation draw:name="f220" draw:formula="?f74 * ?f75 / ?f219"/>
          <draw:equation draw:name="f221" draw:formula="?f217 * ?f220"/>
          <draw:equation draw:name="f222" draw:formula="?f203 + ?f221"/>
          <draw:equation draw:name="f223" draw:formula="?f214 * ?f220"/>
          <draw:equation draw:name="f224" draw:formula="?f205 + ?f223"/>
          <draw:equation draw:name="f225" draw:formula="if(?f189, ?f45, ?f206)"/>
          <draw:equation draw:name="f226" draw:formula="if(?f189, ?f35, ?f207)"/>
          <draw:equation draw:name="f227" draw:formula="if(?f189, ?f45, ?f208)"/>
          <draw:equation draw:name="f228" draw:formula="if(?f189, ?f35, ?f209)"/>
          <draw:equation draw:name="f229" draw:formula="if(?f189, ?f206, ?f222)"/>
          <draw:equation draw:name="f230" draw:formula="if(?f189, ?f207, ?f224)"/>
          <draw:equation draw:name="f231" draw:formula="if(?f189, ?f208, ?f222)"/>
          <draw:equation draw:name="f232" draw:formula="if(?f189, ?f209, ?f224)"/>
          <draw:equation draw:name="f233" draw:formula="21550000 - ?f72"/>
          <draw:equation draw:name="f234" draw:formula="if(?f233, ?f72, 21550000)"/>
          <draw:equation draw:name="f235" draw:formula="-21550000 - ?f234"/>
          <draw:equation draw:name="f236" draw:formula="if(?f235, -21550000, ?f234)"/>
          <draw:equation draw:name="f237" draw:formula="?f71 + ?f236"/>
          <draw:equation draw:name="f238" draw:formula="?f71 + ?f2"/>
          <draw:equation draw:name="f239" draw:formula="?f238 * ?f10 / ?f1"/>
          <draw:equation draw:name="f240" draw:formula="0 - ?f239"/>
          <draw:equation draw:name="f241" draw:formula="cos(?f240)"/>
          <draw:equation draw:name="f242" draw:formula="0 - ?f241"/>
          <draw:equation draw:name="f243" draw:formula="?f242 * ?f76"/>
          <draw:equation draw:name="f244" draw:formula="sin(?f240)"/>
          <draw:equation draw:name="f245" draw:formula="0 - ?f244"/>
          <draw:equation draw:name="f246" draw:formula="?f245 * ?f42"/>
          <draw:equation draw:name="f247" draw:formula="sqrt(?f243 * ?f243 + ?f246 * ?f246 + 0 * 0)"/>
          <draw:equation draw:name="f248" draw:formula="?f76 * ?f42 / ?f247"/>
          <draw:equation draw:name="f249" draw:formula="?f245 * ?f248"/>
          <draw:equation draw:name="f250" draw:formula="?f34 - ?f249"/>
          <draw:equation draw:name="f251" draw:formula="?f242 * ?f248"/>
          <draw:equation draw:name="f252" draw:formula="?f15 - ?f251"/>
          <draw:equation draw:name="f253" draw:formula="?f250 - ?f76"/>
          <draw:equation draw:name="f254" draw:formula="?f252 - ?f42"/>
          <draw:equation draw:name="f255" draw:formula="?f250 + ?f76"/>
          <draw:equation draw:name="f256" draw:formula="?f252 + ?f42"/>
          <draw:equation draw:name="f257" draw:formula="?f237 + ?f2"/>
          <draw:equation draw:name="f258" draw:formula="?f257 * ?f10 / ?f1"/>
          <draw:equation draw:name="f259" draw:formula="0 - ?f258"/>
          <draw:equation draw:name="f260" draw:formula="cos(?f259)"/>
          <draw:equation draw:name="f261" draw:formula="0 - ?f260"/>
          <draw:equation draw:name="f262" draw:formula="?f261 * ?f76"/>
          <draw:equation draw:name="f263" draw:formula="sin(?f259)"/>
          <draw:equation draw:name="f264" draw:formula="0 - ?f263"/>
          <draw:equation draw:name="f265" draw:formula="?f264 * ?f42"/>
          <draw:equation draw:name="f266" draw:formula="sqrt(?f262 * ?f262 + ?f265 * ?f265 + 0 * 0)"/>
          <draw:equation draw:name="f267" draw:formula="?f76 * ?f42 / ?f266"/>
          <draw:equation draw:name="f268" draw:formula="?f264 * ?f267"/>
          <draw:equation draw:name="f269" draw:formula="?f250 + ?f268"/>
          <draw:equation draw:name="f270" draw:formula="?f261 * ?f267"/>
          <draw:equation draw:name="f271" draw:formula="?f252 + ?f270"/>
          <draw:equation draw:name="f272" draw:formula="if(?f236, ?f34, ?f253)"/>
          <draw:equation draw:name="f273" draw:formula="if(?f236, ?f15, ?f254)"/>
          <draw:equation draw:name="f274" draw:formula="if(?f236, ?f34, ?f255)"/>
          <draw:equation draw:name="f275" draw:formula="if(?f236, ?f15, ?f256)"/>
          <draw:equation draw:name="f276" draw:formula="if(?f236, ?f253, ?f269)"/>
          <draw:equation draw:name="f277" draw:formula="if(?f236, ?f254, ?f271)"/>
          <draw:equation draw:name="f278" draw:formula="if(?f236, ?f255, ?f269)"/>
          <draw:equation draw:name="f279" draw:formula="if(?f236, ?f256, ?f271)"/>
        </draw:enhanced-geometry>
      </draw:custom-shape>
      <draw:frame draw:id="id6" presentation:style-name="a36" draw:name="Title 1" svg:x="2.58052in" svg:y="0.44693in" svg:width="8.17229in" svg:height="0.65877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14/2023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g draw:name="Group 27" draw:id="id10">
        <svg:title/>
        <svg:desc/>
        <draw:connector draw:type="line" svg:x1="1.82022in" svg:y1="3.41573in" svg:x2="1.82022in" svg:y2="2.91011in" draw:id="id39" draw:style-name="a133" draw:name="Straight Connector 13">
          <svg:title/>
          <svg:desc/>
        </draw:connector>
        <draw:custom-shape svg:x="1.75281in" svg:y="2.77528in" svg:width="0.13483in" svg:height="0.13483in" draw:id="id40" draw:style-name="a136" draw:name="Oval 14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g draw:name="Group 16" draw:id="id11">
        <svg:title/>
        <svg:desc/>
        <draw:custom-shape svg:x="0.44756in" svg:y="3.51826in" svg:width="2.54026in" svg:height="0.55337in" draw:id="id34" draw:style-name="a120" draw:name="Parallelogram 17">
          <svg:title/>
          <svg:desc/>
          <text:p text:style-name="a119" text:class-names="" text:cond-style-name=""><text:span text:style-name="a118" text:class-names="">JANUARY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2.92205in" svg:y="3.51826in" svg:width="2.54026in" svg:height="0.55337in" draw:id="id35" draw:style-name="a123" draw:name="Parallelogram 18">
          <svg:title/>
          <svg:desc/>
          <text:p text:style-name="a122" text:class-names="" text:cond-style-name=""><text:span text:style-name="a121" text:class-names="">FEBRUARY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5.39653in" svg:y="3.51826in" svg:width="2.54026in" svg:height="0.55337in" draw:id="id36" draw:style-name="a126" draw:name="Parallelogram 19">
          <svg:title/>
          <svg:desc/>
          <text:p text:style-name="a125" text:class-names="" text:cond-style-name=""><text:span text:style-name="a124" text:class-names="">MARCH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7.87102in" svg:y="3.51826in" svg:width="2.54026in" svg:height="0.55337in" draw:id="id37" draw:style-name="a129" draw:name="Parallelogram 20">
          <svg:title/>
          <svg:desc/>
          <text:p text:style-name="a128" text:class-names="" text:cond-style-name=""><text:span text:style-name="a127" text:class-names="">APRIL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10.34551in" svg:y="3.51826in" svg:width="2.54026in" svg:height="0.55337in" draw:id="id38" draw:style-name="a132" draw:name="Parallelogram 21">
          <svg:title/>
          <svg:desc/>
          <text:p text:style-name="a131" text:class-names="" text:cond-style-name=""><text:span text:style-name="a130" text:class-names="">MAY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</draw:g>
      <draw:frame draw:id="id12" presentation:style-name="a53" draw:name="Text Placeholder 23" svg:x="0.44756in" svg:y="2.20258in" svg:width="2.77951in" svg:height="0.45435in" presentation:class="outline" presentation:placeholder="false">
        <draw:text-box>
          <text:list text:style-name="a49">
            <text:list-item>
              <text:p text:style-name="a48" text:class-names="" text:cond-style-name=""><text:span text:style-name="a47" text:class-names="">Consectetur adipiscing elit, sed<text:s text:c="1"/></text:span></text:p>
            </text:list-item>
          </text:list>
          <text:list text:style-name="a52">
            <text:list-item>
              <text:p text:style-name="a51" text:class-names="" text:cond-style-name=""><text:span text:style-name="a50" text:class-names="">do eiusmod tempor incididunt.</text:span></text:p>
            </text:list-item>
          </text:list>
        </draw:text-box>
        <svg:title/>
        <svg:desc/>
      </draw:frame>
      <draw:g draw:name="Group 28" draw:id="id13">
        <svg:title/>
        <svg:desc/>
        <draw:connector draw:type="line" svg:x1="4.10346in" svg:y1="4.70613in" svg:x2="4.10346in" svg:y2="4.20051in" draw:id="id32" draw:style-name="a114" draw:transform="translate(-4.10346in -4.45332in) rotate(-3.14159) translate(4.10346in 4.45332in)" draw:name="Straight Connector 29">
          <svg:title/>
          <svg:desc/>
        </draw:connector>
        <draw:custom-shape svg:width="0.13483in" svg:height="0.13483in" draw:id="id33" draw:style-name="a117" draw:transform="translate(-0.06741in -0.06741in) rotate(-3.14159) translate(4.10343in 4.77352in)" draw:name="Oval 30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4" presentation:style-name="a60" draw:name="Text Placeholder 23" svg:x="2.7137in" svg:y="5.28354in" svg:width="2.77951in" svg:height="0.45435in" presentation:class="outline" presentation:placeholder="false">
        <draw:text-box>
          <text:list text:style-name="a56">
            <text:list-item>
              <text:p text:style-name="a55" text:class-names="" text:cond-style-name=""><text:span text:style-name="a54" text:class-names="">Consectetur adipiscing elit, sed<text:s text:c="1"/></text:span></text:p>
            </text:list-item>
          </text:list>
          <text:list text:style-name="a59">
            <text:list-item>
              <text:p text:style-name="a58" text:class-names="" text:cond-style-name=""><text:span text:style-name="a57" text:class-names="">do eiusmod tempor incididunt.</text:span></text:p>
            </text:list-item>
          </text:list>
        </draw:text-box>
        <svg:title/>
        <svg:desc/>
      </draw:frame>
      <draw:frame draw:id="id15" presentation:style-name="a64" draw:name="Text Placeholder 23" svg:x="2.7137in" svg:y="4.94349in" svg:width="2.77951in" svg:height="0.31442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>Lorem Ipsum Dolor<text:s text:c="1"/></text:span></text:p>
            </text:list-item>
          </text:list>
        </draw:text-box>
        <svg:title/>
        <svg:desc/>
      </draw:frame>
      <draw:g draw:name="Group 33" draw:id="id16">
        <svg:title/>
        <svg:desc/>
        <draw:connector draw:type="line" svg:x1="6.66666in" svg:y1="3.41573in" svg:x2="6.66666in" svg:y2="2.91011in" draw:id="id30" draw:style-name="a110" draw:name="Straight Connector 34">
          <svg:title/>
          <svg:desc/>
        </draw:connector>
        <draw:custom-shape svg:x="6.59925in" svg:y="2.77528in" svg:width="0.13483in" svg:height="0.13483in" draw:id="id31" draw:style-name="a113" draw:name="Oval 35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7" presentation:style-name="a71" draw:name="Text Placeholder 23" svg:x="5.34432in" svg:y="2.20258in" svg:width="2.77951in" svg:height="0.45435in" presentation:class="outline" presentation:placeholder="false">
        <draw:text-box>
          <text:list text:style-name="a67">
            <text:list-item>
              <text:p text:style-name="a66" text:class-names="" text:cond-style-name=""><text:span text:style-name="a65" text:class-names="">Consectetur adipiscing elit, sed<text:s text:c="1"/></text:span></text:p>
            </text:list-item>
          </text:list>
          <text:list text:style-name="a70">
            <text:list-item>
              <text:p text:style-name="a69" text:class-names="" text:cond-style-name=""><text:span text:style-name="a68" text:class-names="">do eiusmod tempor incididunt.</text:span></text:p>
            </text:list-item>
          </text:list>
        </draw:text-box>
        <svg:title/>
        <svg:desc/>
      </draw:frame>
      <draw:frame draw:id="id18" presentation:style-name="a75" draw:name="Text Placeholder 23" svg:x="5.34432in" svg:y="1.86252in" svg:width="2.77951in" svg:height="0.31442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>Lorem Ipsum Dolor<text:s text:c="1"/></text:span></text:p>
            </text:list-item>
          </text:list>
        </draw:text-box>
        <svg:title/>
        <svg:desc/>
      </draw:frame>
      <draw:g draw:name="Group 38" draw:id="id19">
        <svg:title/>
        <svg:desc/>
        <draw:connector draw:type="line" svg:x1="9.1147in" svg:y1="4.70613in" svg:x2="9.1147in" svg:y2="4.20051in" draw:id="id28" draw:style-name="a106" draw:transform="translate(-9.1147in -4.45332in) rotate(-3.14159) translate(9.1147in 4.45332in)" draw:name="Straight Connector 39">
          <svg:title/>
          <svg:desc/>
        </draw:connector>
        <draw:custom-shape svg:width="0.13483in" svg:height="0.13483in" draw:id="id29" draw:style-name="a109" draw:transform="translate(-0.06741in -0.06741in) rotate(-3.14159) translate(9.11467in 4.77352in)" draw:name="Oval 40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0" presentation:style-name="a82" draw:name="Text Placeholder 23" svg:x="7.72494in" svg:y="5.28354in" svg:width="2.77951in" svg:height="0.45435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>Consectetur adipiscing elit, sed<text:s text:c="1"/></text:span></text:p>
            </text:list-item>
          </text:list>
          <text:list text:style-name="a81">
            <text:list-item>
              <text:p text:style-name="a80" text:class-names="" text:cond-style-name=""><text:span text:style-name="a79" text:class-names="">do eiusmod tempor incididunt.</text:span></text:p>
            </text:list-item>
          </text:list>
        </draw:text-box>
        <svg:title/>
        <svg:desc/>
      </draw:frame>
      <draw:frame draw:id="id21" presentation:style-name="a86" draw:name="Text Placeholder 23" svg:x="7.72494in" svg:y="4.94349in" svg:width="2.77951in" svg:height="0.31442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Lorem Ipsum Dolor<text:s text:c="1"/></text:span></text:p>
            </text:list-item>
          </text:list>
        </draw:text-box>
        <svg:title/>
        <svg:desc/>
      </draw:frame>
      <draw:g draw:name="Group 43" draw:id="id22">
        <svg:title/>
        <svg:desc/>
        <draw:connector draw:type="line" svg:x1="11.66785in" svg:y1="3.41573in" svg:x2="11.66785in" svg:y2="2.91011in" draw:id="id26" draw:style-name="a102" draw:name="Straight Connector 44">
          <svg:title/>
          <svg:desc/>
        </draw:connector>
        <draw:custom-shape svg:x="11.60043in" svg:y="2.77528in" svg:width="0.13483in" svg:height="0.13483in" draw:id="id27" draw:style-name="a105" draw:name="Oval 45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3" presentation:style-name="a93" draw:name="Text Placeholder 23" svg:x="10.34551in" svg:y="2.20258in" svg:width="2.77951in" svg:height="0.45435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onsectetur adipiscing elit, sed<text:s text:c="1"/></text:span></text:p>
            </text:list-item>
          </text:list>
          <text:list text:style-name="a92">
            <text:list-item>
              <text:p text:style-name="a91" text:class-names="" text:cond-style-name=""><text:span text:style-name="a90" text:class-names="">do eiusmod tempor incididunt.</text:span></text:p>
            </text:list-item>
          </text:list>
        </draw:text-box>
        <svg:title/>
        <svg:desc/>
      </draw:frame>
      <draw:frame draw:id="id24" presentation:style-name="a97" draw:name="Text Placeholder 23" svg:x="10.34551in" svg:y="1.86252in" svg:width="2.77951in" svg:height="0.3144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Lorem Ipsum Dolor<text:s text:c="1"/></text:span></text:p>
            </text:list-item>
          </text:list>
        </draw:text-box>
        <svg:title/>
        <svg:desc/>
      </draw:frame>
      <draw:frame draw:id="id25" presentation:style-name="a101" draw:name="Text Placeholder 23" svg:x="0.44756in" svg:y="1.86252in" svg:width="2.77951in" svg:height="0.3144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Lorem Ipsum Dolor<text:s text:c="1"/></text:span></text:p>
            </text:list-item>
          </text:list>
        </draw:text-box>
        <svg:title/>
        <svg:desc/>
      </draw:frame>
    </style:master-page>
    <style:master-page style:name="Master1-Layout2-obj-Title-and-Content" style:page-layout-name="pageLayout1" draw:style-name="a137">
      <draw:frame draw:id="id41" presentation:style-name="a140" draw:name="Title 1" svg:x="0.91667in" svg:y="0.39931in" svg:width="11.5in" svg:height="1.44965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42" presentation:style-name="a156" draw:name="Content Placeholder 2" svg:x="0.91667in" svg:y="1.99653in" svg:width="11.5in" svg:height="4.75868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60" draw:name="Date Placeholder 3" svg:x="0.91667in" svg:y="6.95139in" svg:width="3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12/14/2023</text:date></text:span></text:p>
        </draw:text-box>
        <svg:title/>
        <svg:desc/>
      </draw:frame>
      <draw:frame draw:id="id44" presentation:style-name="a163" draw:name="Footer Placeholder 4" svg:x="4.41667in" svg:y="6.95139in" svg:width="4.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5" presentation:style-name="a166" draw:name="Slide Number Placeholder 5" svg:x="9.41667in" svg:y="6.95139in" svg:width="3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67">
      <draw:frame draw:id="id46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47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48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2/14/2023</text:date></text:span></text:p>
        </draw:text-box>
        <svg:title/>
        <svg:desc/>
      </draw:frame>
      <draw:frame draw:id="id49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0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85">
      <draw:frame draw:id="id51" presentation:style-name="a188" draw:name="Title 1" svg:x="0.91667in" svg:y="0.39931in" svg:width="11.5in" svg:height="1.44965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52" presentation:style-name="a204" draw:name="Content Placeholder 2" svg:x="0.91667in" svg:y="1.99653in" svg:width="5.66667in" svg:height="4.7586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0" draw:name="Content Placeholder 3" svg:x="6.75in" svg:y="1.99653in" svg:width="5.66667in" svg:height="4.7586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4" draw:name="Date Placeholder 4" svg:x="0.91667in" svg:y="6.95139in" svg:width="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2/14/2023</text:date></text:span></text:p>
        </draw:text-box>
        <svg:title/>
        <svg:desc/>
      </draw:frame>
      <draw:frame draw:id="id55" presentation:style-name="a227" draw:name="Footer Placeholder 5" svg:x="4.41667in" svg:y="6.95139in" svg:width="4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56" presentation:style-name="a230" draw:name="Slide Number Placeholder 6" svg:x="9.41667in" svg:y="6.95139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1">
      <draw:frame draw:id="id57" presentation:style-name="a234" draw:name="Title 1" svg:x="0.9184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58" presentation:style-name="a238" draw:name="Text Placeholder 2" svg:x="0.9184in" svg:y="1.83854in" svg:width="5.64062in" svg:height="0.9010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59" presentation:style-name="a254" draw:name="Content Placeholder 3" svg:x="0.9184in" svg:y="2.73958in" svg:width="5.64062in" svg:height="4.0295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58" draw:name="Text Placeholder 4" svg:x="6.75in" svg:y="1.83854in" svg:width="5.6684in" svg:height="0.90104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61" presentation:style-name="a274" draw:name="Content Placeholder 5" svg:x="6.75in" svg:y="2.73958in" svg:width="5.6684in" svg:height="4.02951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278" draw:name="Date Placeholder 6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4/2023</text:date></text:span></text:p>
        </draw:text-box>
        <svg:title/>
        <svg:desc/>
      </draw:frame>
      <draw:frame draw:id="id63" presentation:style-name="a281" draw:name="Footer Placeholder 7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4" presentation:style-name="a284" draw:name="Slide Number Placeholder 8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85">
      <draw:frame draw:id="id65" presentation:style-name="a288" draw:name="Title 1" svg:x="0.91667in" svg:y="0.39931in" svg:width="11.5in" svg:height="1.44965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66" presentation:style-name="a292" draw:name="Date Placeholder 2" svg:x="0.91667in" svg:y="6.95139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2/14/2023</text:date></text:span></text:p>
        </draw:text-box>
        <svg:title/>
        <svg:desc/>
      </draw:frame>
      <draw:frame draw:id="id67" presentation:style-name="a295" draw:name="Footer Placeholder 3" svg:x="4.41667in" svg:y="6.95139in" svg:width="4.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68" presentation:style-name="a298" draw:name="Slide Number Placeholder 4" svg:x="9.41667in" svg:y="6.95139in" svg:width="3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9">
      <draw:frame draw:id="id69" presentation:style-name="a303" draw:name="Date Placeholder 1" svg:x="0.91667in" svg:y="6.95139in" svg:width="3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12/14/2023</text:date></text:span></text:p>
        </draw:text-box>
        <svg:title/>
        <svg:desc/>
      </draw:frame>
      <draw:frame draw:id="id70" presentation:style-name="a306" draw:name="Footer Placeholder 2" svg:x="4.41667in" svg:y="6.95139in" svg:width="4.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71" presentation:style-name="a309" draw:name="Slide Number Placeholder 3" svg:x="9.41667in" svg:y="6.95139in" svg:width="3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0">
      <draw:frame draw:id="id72" presentation:style-name="a313" draw:name="Title 1" svg:x="0.9184in" svg:y="0.5in" svg:width="4.30035in" svg:height="1.75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3" presentation:style-name="a329" draw:name="Content Placeholder 2" svg:x="5.6684in" svg:y="1.07986in" svg:width="6.75in" svg:height="5.32986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33" draw:name="Text Placeholder 3" svg:x="0.9184in" svg:y="2.25in" svg:width="4.30035in" svg:height="4.168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75" presentation:style-name="a337" draw:name="Date Placeholder 4" svg:x="0.91667in" svg:y="6.95139in" svg:width="3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2/14/2023</text:date></text:span></text:p>
        </draw:text-box>
        <svg:title/>
        <svg:desc/>
      </draw:frame>
      <draw:frame draw:id="id76" presentation:style-name="a340" draw:name="Footer Placeholder 5" svg:x="4.41667in" svg:y="6.95139in" svg:width="4.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7" presentation:style-name="a343" draw:name="Slide Number Placeholder 6" svg:x="9.41667in" svg:y="6.95139in" svg:width="3in" svg:height="0.39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frame draw:id="id78" presentation:style-name="a347" draw:name="Title 1" svg:x="0.9184in" svg:y="0.5in" svg:width="4.30035in" svg:height="1.75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9" presentation:style-name="a350" draw:name="Picture Placeholder 2" svg:x="5.6684in" svg:y="1.07986in" svg:width="6.75in" svg:height="5.32986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80" presentation:style-name="a354" draw:name="Text Placeholder 3" svg:x="0.9184in" svg:y="2.25in" svg:width="4.30035in" svg:height="4.1684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81" presentation:style-name="a358" draw:name="Date Placeholder 4" svg:x="0.91667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2/14/2023</text:date></text:span></text:p>
        </draw:text-box>
        <svg:title/>
        <svg:desc/>
      </draw:frame>
      <draw:frame draw:id="id82" presentation:style-name="a361" draw:name="Footer Placeholder 5" svg:x="4.41667in" svg:y="6.95139in" svg:width="4.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3" presentation:style-name="a364" draw:name="Slide Number Placeholder 6" svg:x="9.41667in" svg:y="6.95139in" svg:width="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65">
      <draw:frame draw:id="id84" presentation:style-name="a368" draw:name="Title 1" svg:x="0.91667in" svg:y="0.39931in" svg:width="11.5in" svg:height="1.44965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85" presentation:style-name="a384" draw:name="Vertical Text Placeholder 2" svg:x="0.91667in" svg:y="1.99653in" svg:width="11.5in" svg:height="4.75868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88" draw:name="Date Placeholder 3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12/14/2023</text:date></text:span></text:p>
        </draw:text-box>
        <svg:title/>
        <svg:desc/>
      </draw:frame>
      <draw:frame draw:id="id87" presentation:style-name="a391" draw:name="Footer Placeholder 4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88" presentation:style-name="a394" draw:name="Slide Number Placeholder 5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95">
      <draw:frame draw:id="id89" presentation:style-name="a398" draw:name="Vertical Title 1" svg:x="9.54167in" svg:y="0.39931in" svg:width="2.875in" svg:height="6.3559in" presentation:class="title" presentation:placeholder="false">
        <draw:text-box>
          <text:p text:style-name="a397" text:class-names="" text:cond-style-name=""><text:span text:style-name="a396" text:class-names="">Click to edit Master title style</text:span></text:p>
        </draw:text-box>
        <svg:title/>
        <svg:desc/>
      </draw:frame>
      <draw:frame draw:id="id90" presentation:style-name="a414" draw:name="Vertical Text Placeholder 2" svg:x="0.91667in" svg:y="0.39931in" svg:width="8.45833in" svg:height="6.3559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18" draw:name="Date Placeholder 3" svg:x="0.91667in" svg:y="6.95139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2/14/2023</text:date></text:span></text:p>
        </draw:text-box>
        <svg:title/>
        <svg:desc/>
      </draw:frame>
      <draw:frame draw:id="id92" presentation:style-name="a421" draw:name="Footer Placeholder 4" svg:x="4.41667in" svg:y="6.95139in" svg:width="4.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3" presentation:style-name="a424" draw:name="Slide Number Placeholder 5" svg:x="9.41667in" svg:y="6.95139in" svg:width="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425">
      <draw:frame draw:id="id94" presentation:style-name="a428" draw:name="Header Placeholder 1" svg:x="0in" svg:y="0in" svg:width="3.25in" svg:height="0.50174in" presentation:class="head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95" presentation:style-name="a432" draw:name="Date Placeholder 2" svg:x="4.24826in" svg:y="0in" svg:width="3.25in" svg:height="0.50174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12/14/2023</text:date></text:span></text:p>
        </draw:text-box>
        <svg:title/>
        <svg:desc/>
      </draw:frame>
      <draw:frame draw:id="id96" presentation:style-name="a435" draw:name="Footer Placeholder 3" svg:x="0in" svg:y="9.49826in" svg:width="3.25in" svg:height="0.50174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97" presentation:style-name="a438" draw:name="Slide Number Placeholder 4" svg:x="4.24826in" svg:y="9.49826in" svg:width="3.25in" svg:height="0.5017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Timeline</dc:title>
    <meta:initial-creator>M. Slavikova</meta:initial-creator>
    <dc:creator>M. Slavikova</dc:creator>
    <meta:creation-date>2023-12-03T10:39:23Z</meta:creation-date>
    <dc:date>2023-12-14T18:53:04Z</dc:date>
    <meta:template xlink:href="Timeline%20%20(blue%20horizontal%20chevrons,%20widescreen)" xlink:type="simple"/>
    <meta:editing-cycles>4</meta:editing-cycles>
    <meta:editing-duration>PT2824S</meta:editing-duration>
    <meta:document-statistic meta:paragraph-count="30" meta:word-count="123"/>
  </office:meta>
</office:document-meta>
</file>